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700000117585A57E8D49A9A75.png" manifest:media-type="image/png"/>
  <manifest:file-entry manifest:full-path="Pictures/10000201000002DA000000D35CF34A6A0186E9CB.png" manifest:media-type="image/png"/>
  <manifest:file-entry manifest:full-path="Pictures/10000201000002D30000007EA3AF165CE4C39F36.png" manifest:media-type="image/png"/>
  <manifest:file-entry manifest:full-path="Pictures/10000201000002D8000001DB7D58373109D45268.png" manifest:media-type="image/png"/>
  <manifest:file-entry manifest:full-path="Pictures/1000020100000433000002E2883225DED4539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officeooo:rsid="001b6b78" officeooo:paragraph-rsid="001c3ff0"/>
    </style:style>
    <style:style style:name="P2" style:family="paragraph" style:parent-style-name="Standard">
      <style:text-properties style:font-name="Liberation Serif" officeooo:rsid="001b6b78" officeooo:paragraph-rsid="001b6b78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ea323" officeooo:paragraph-rsid="001ea323"/>
    </style:style>
    <style:style style:name="T1" style:family="text">
      <style:text-properties fo:font-size="15pt"/>
    </style:style>
    <style:style style:name="T2" style:family="text">
      <style:text-properties fo:font-size="15pt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char" svg:width="17.313cm" svg:height="12.778cm" draw:z-index="0"><draw:image xlink:href="Pictures/1000020100000433000002E2883225DED4539F6A.png" xlink:type="simple" xlink:show="embed" xlink:actuate="onLoad" loext:mime-type="image/png"/></draw:frame><text:span text:style-name="T1"/></text:p>
      <text:p text:style-name="P1"><draw:frame draw:style-name="fr2" draw:name="Image2" text:anchor-type="char" svg:width="17cm" svg:height="11.091cm" draw:z-index="1"><draw:image xlink:href="Pictures/10000201000002D8000001DB7D58373109D45268.png" xlink:type="simple" xlink:show="embed" xlink:actuate="onLoad" loext:mime-type="image/png"/></draw:frame></text:p>
      <text:p text:style-name="P1"><draw:frame draw:style-name="fr2" draw:name="Image3" text:anchor-type="char" svg:width="17cm" svg:height="2.962cm" draw:z-index="2"><draw:image xlink:href="Pictures/10000201000002D30000007EA3AF165CE4C39F36.png" xlink:type="simple" xlink:show="embed" xlink:actuate="onLoad" loext:mime-type="image/png"/></draw:frame><text:soft-page-break/></text:p>
      <text:p text:style-name="P3"><draw:frame draw:style-name="fr2" draw:name="Image4" text:anchor-type="char" svg:width="17cm" svg:height="4.912cm" draw:z-index="3"><draw:image xlink:href="Pictures/10000201000002DA000000D35CF34A6A0186E9CB.png" xlink:type="simple" xlink:show="embed" xlink:actuate="onLoad" loext:mime-type="image/png"/></draw:frame><text:span text:style-name="T1"/></text:p>
      <text:p text:style-name="P3"><text:span text:style-name="T1"/></text:p>
      <text:p text:style-name="P3"><draw:frame draw:style-name="fr1" draw:name="Image5" text:anchor-type="char" svg:width="17cm" svg:height="6.523cm" draw:z-index="4"><draw:image xlink:href="Pictures/10000201000002D700000117585A57E8D49A9A75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22:00:41.701375614</meta:creation-date>
    <dc:date>2021-05-01T23:09:06.597049146</dc:date>
    <meta:editing-duration>PT7M44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